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fa836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Consolas" fo:font-size="14pt" style:font-size-asian="14pt" style:font-size-complex="14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Consolas" fo:font-size="14pt" officeooo:paragraph-rsid="00100b08" style:font-size-asian="14pt" style:font-size-complex="14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Consolas" fo:font-size="12pt" fo:letter-spacing="normal" fo:font-style="normal" fo:font-weight="normal" officeooo:rsid="000fa836" officeooo:paragraph-rsid="000fa836" style:font-size-asian="12pt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Consolas" fo:font-size="12pt" fo:letter-spacing="normal" fo:font-style="normal" fo:font-weight="normal" officeooo:rsid="00100b08" officeooo:paragraph-rsid="00100b08" style:font-size-asian="12pt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2pt" officeooo:paragraph-rsid="00100b08" style:font-size-asian="12pt" style:font-size-complex="12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Consolas" fo:font-size="12pt" officeooo:rsid="000fa836" officeooo:paragraph-rsid="00100b08" style:font-size-asian="12pt" style:font-size-complex="12pt"/>
    </style:style>
    <style:style style:name="P8" style:family="paragraph" style:parent-style-name="Standard">
      <style:text-properties fo:font-variant="normal" fo:text-transform="none" fo:color="#000000" style:font-name="Consolas" fo:font-size="12pt" fo:letter-spacing="normal" fo:font-style="normal" fo:font-weight="normal" officeooo:rsid="000fa836" officeooo:paragraph-rsid="000fa836" style:font-size-asian="12pt" style:font-size-complex="12pt"/>
    </style:style>
    <style:style style:name="P9" style:family="paragraph" style:parent-style-name="Standard">
      <style:text-properties fo:color="#000000" style:font-name="Consola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000000" style:font-name="Consolas" fo:font-size="12pt" style:text-underline-style="solid" style:text-underline-width="auto" style:text-underline-color="font-color" fo:font-weight="bold" officeooo:rsid="000fa836" officeooo:paragraph-rsid="000fa836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style:font-name="Consolas" fo:font-size="12pt" style:text-underline-style="none" fo:font-weight="normal" officeooo:rsid="001034f9" officeooo:paragraph-rsid="001034f9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000000" style:font-name="Consolas" fo:font-size="12pt" officeooo:rsid="000fa836" officeooo:paragraph-rsid="000fa836" style:font-size-asian="12pt" style:font-size-complex="12pt"/>
    </style:style>
    <style:style style:name="P13" style:family="paragraph" style:parent-style-name="Standard">
      <style:text-properties style:font-name="Consolas" fo:font-size="12pt" style:font-size-asian="12pt" style:font-size-complex="12pt"/>
    </style:style>
    <style:style style:name="P14" style:family="paragraph" style:parent-style-name="Standard">
      <style:text-properties style:font-name="Consolas" fo:font-size="12pt" officeooo:rsid="000fa836" officeooo:paragraph-rsid="000fa836" style:font-size-asian="12pt" style:font-size-complex="12pt"/>
    </style:style>
    <style:style style:name="P15" style:family="paragraph" style:parent-style-name="Standard">
      <style:text-properties style:font-name="Consolas" fo:font-size="12pt" officeooo:paragraph-rsid="000fa836" style:font-size-asian="12pt" style:font-size-complex="12pt"/>
    </style:style>
    <style:style style:name="P16" style:family="paragraph" style:parent-style-name="Standard">
      <style:text-properties style:font-name="Consolas" fo:font-size="12pt" officeooo:paragraph-rsid="00100b08" style:font-size-asian="12pt" style:font-size-complex="12pt"/>
    </style:style>
    <style:style style:name="P17" style:family="paragraph" style:parent-style-name="Standard">
      <style:text-properties fo:font-size="12pt" officeooo:paragraph-rsid="00100b08" style:font-size-asian="12pt" style:font-size-complex="12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fa836"/>
    </style:style>
    <style:style style:name="T3" style:family="text">
      <style:text-properties fo:font-variant="normal" fo:text-transform="none" fo:letter-spacing="normal" fo:font-style="normal" fo:font-weight="normal" officeooo:rsid="00100b08"/>
    </style:style>
    <style:style style:name="T4" style:family="text">
      <style:text-properties fo:font-variant="normal" fo:text-transform="none" fo:color="#000000" style:font-name="Consolas" fo:font-size="14pt" fo:letter-spacing="normal" fo:font-style="normal" fo:font-weight="normal" officeooo:rsid="000fa836" style:font-size-asian="14pt" style:font-size-complex="14pt"/>
    </style:style>
    <style:style style:name="T5" style:family="text">
      <style:text-properties fo:font-variant="normal" fo:text-transform="none" fo:color="#000000" style:font-name="Consolas" fo:font-size="14pt" fo:letter-spacing="normal" fo:font-style="normal" fo:font-weight="normal" officeooo:rsid="00100b08" style:font-size-asian="14pt" style:font-size-complex="14pt"/>
    </style:style>
    <style:style style:name="T6" style:family="text">
      <style:text-properties fo:font-variant="normal" fo:text-transform="none" fo:color="#000000" style:font-name="Consolas" fo:letter-spacing="normal" fo:font-style="normal" fo:font-weight="normal" officeooo:rsid="000fa836"/>
    </style:style>
    <style:style style:name="T7" style:family="text">
      <style:text-properties fo:font-variant="normal" fo:text-transform="none" fo:color="#000000" style:font-name="Consolas" fo:letter-spacing="normal" fo:font-style="normal" fo:font-weight="normal" officeooo:rsid="00100b08"/>
    </style:style>
    <style:style style:name="T8" style:family="text">
      <style:text-properties fo:font-variant="normal" fo:text-transform="none" fo:color="#000000" style:font-name="Consolas" fo:font-size="12pt" fo:letter-spacing="normal" fo:font-style="normal" fo:font-weight="normal" officeooo:rsid="000fa836" style:font-size-asian="12pt" style:font-size-complex="12pt"/>
    </style:style>
    <style:style style:name="T9" style:family="text">
      <style:text-properties fo:font-variant="normal" fo:text-transform="none" style:font-name="Consolas" fo:font-size="14pt" fo:letter-spacing="normal" fo:font-style="normal" fo:font-weight="normal" officeooo:rsid="000fa836" style:font-size-asian="14pt" style:font-size-complex="14pt"/>
    </style:style>
    <style:style style:name="T10" style:family="text">
      <style:text-properties fo:font-variant="normal" fo:text-transform="none" style:font-name="Consolas" fo:letter-spacing="normal" fo:font-style="normal" fo:font-weight="normal" officeooo:rsid="000fa836"/>
    </style:style>
    <style:style style:name="T11" style:family="text">
      <style:text-properties fo:font-variant="normal" fo:text-transform="none" style:font-name="Consolas" fo:font-size="12pt" fo:letter-spacing="normal" fo:font-style="normal" fo:font-weight="normal" officeooo:rsid="000fa836" style:font-size-asian="12pt" style:font-size-complex="12pt"/>
    </style:style>
    <style:style style:name="T12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font-size="12pt" fo:letter-spacing="normal" fo:font-style="normal" fo:font-weight="normal" officeooo:rsid="000fa836" style:font-size-asian="12pt" style:font-size-complex="12pt"/>
    </style:style>
    <style:style style:name="T14" style:family="text">
      <style:text-properties fo:font-variant="normal" fo:text-transform="none" fo:font-size="12pt" fo:letter-spacing="normal" fo:font-style="normal" fo:font-weight="normal" officeooo:rsid="00100b08" style:font-size-asian="12pt" style:font-size-complex="12pt"/>
    </style:style>
    <style:style style:name="T15" style:family="text">
      <style:text-properties style:font-name="Consolas"/>
    </style:style>
    <style:style style:name="T16" style:family="text">
      <style:text-properties style:font-name="Consolas" officeooo:rsid="00100b08"/>
    </style:style>
    <style:style style:name="T17" style:family="text">
      <style:text-properties officeooo:rsid="00100b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Instruktioner för att göra Requests från API</text:p>
      <text:p text:style-name="P9"/>
      <text:p text:style-name="P11">Databasen med tabellen lunches ser ut på följande sätt:</text:p>
      <text:p text:style-name="P11">MySQL [heroku_391f1f9012ff989]&gt; describe lunches;</text:p>
      <text:p text:style-name="P11">+-------------+--------------+------+-----+---------+----------------+</text:p>
      <text:p text:style-name="P11">| Field <text:s text:c="6"/>| Type <text:s text:c="8"/>| Null | Key | Default | Extra <text:s text:c="9"/>|</text:p>
      <text:p text:style-name="P11">+-------------+--------------+------+-----+---------+----------------+</text:p>
      <text:p text:style-name="P11">| lunch_id <text:s text:c="3"/>| int(11) <text:s text:c="5"/>| NO <text:s text:c="2"/>| PRI | NULL <text:s text:c="3"/>| auto_increment |</text:p>
      <text:p text:style-name="P11">| lunch_name <text:s/>| varchar(255) | YES <text:s/>| <text:s text:c="4"/>| NULL <text:s text:c="3"/>| <text:s text:c="15"/>|</text:p>
      <text:p text:style-name="P11">| lunch_price | float <text:s text:c="7"/>| YES <text:s/>| <text:s text:c="4"/>| NULL <text:s text:c="3"/>| <text:s text:c="15"/>|</text:p>
      <text:p text:style-name="P11">| lunch_date <text:s/>| varchar(10) <text:s/>| YES <text:s/>| <text:s text:c="4"/>| NULL <text:s text:c="3"/>| <text:s text:c="15"/>|</text:p>
      <text:p text:style-name="P11">+-------------+--------------+------+-----+---------+----------------+</text:p>
      <text:p text:style-name="P11">4 rows in set (0.12 sec)</text:p>
      <text:p text:style-name="P9"/>
      <text:p text:style-name="P9"/>
      <text:p text:style-name="P2"><text:span text:style-name="T13">GET<text:tab/>-<text:tab/></text:span><text:a xlink:type="simple" xlink:href="http://antons-skafferi-api.herokuapp.com/lunches" text:style-name="Internet_20_link" text:visited-style-name="Visited_20_Internet_20_Link"><text:span text:style-name="T12">http://antons-skafferi-api.herokuapp.com/lunches</text:span></text:a></text:p>
      <text:p text:style-name="P4">Du får tillbaka alla poster från tabellen lunches i form av en JSON-array.</text:p>
      <text:p text:style-name="P13">[</text:p>
      <text:p text:style-name="P13"><text:tab/>{</text:p>
      <text:p text:style-name="P13"><text:tab/><text:tab/>"lunch_id": 2,</text:p>
      <text:p text:style-name="P13"><text:tab/><text:tab/>"lunch_name": "Torksfile",</text:p>
      <text:p text:style-name="P13"><text:tab/><text:tab/>"lunch_price": 59,</text:p>
      <text:p text:style-name="P13"><text:tab/><text:tab/>"lunch_date": "2020-02-25"</text:p>
      <text:p text:style-name="P13"><text:tab/>},</text:p>
      <text:p text:style-name="P13"><text:tab/>{</text:p>
      <text:p text:style-name="P13"><text:tab/><text:tab/>"lunch_id": 12,</text:p>
      <text:p text:style-name="P13"><text:tab/><text:tab/>"lunch_name": "Pannkakor med sylt",</text:p>
      <text:p text:style-name="P13"><text:tab/><text:tab/>"lunch_price": 39,</text:p>
      <text:p text:style-name="P13"><text:tab/><text:tab/>"lunch_date": "2020-02-26"</text:p>
      <text:p text:style-name="P13"><text:tab/>}</text:p>
      <text:p text:style-name="P14">]</text:p>
      <text:p text:style-name="P14"/>
      <text:p text:style-name="P14"/>
      <text:p text:style-name="P3"><text:span text:style-name="T13">GET<text:tab/>-<text:tab/></text:span><text:a xlink:type="simple" xlink:href="http://antons-skafferi-api.herokuapp.com/lunches/12" text:style-name="Internet_20_link" text:visited-style-name="Visited_20_Internet_20_Link"><text:span text:style-name="T12">http://antons-skafferi-api.herokuapp.com/lunche</text:span></text:a><text:a xlink:type="simple" xlink:href="http://antons-skafferi-api.herokuapp.com/lunches/12" text:style-name="Internet_20_link" text:visited-style-name="Visited_20_Internet_20_Link"><text:span text:style-name="T14">s/12</text:span></text:a></text:p>
      <text:p text:style-name="P4">Du får tillbaka posten med id = 12 från tabellen lunches i form av ett JSON-objekt.</text:p>
      <text:p text:style-name="P8"/>
      <text:p text:style-name="P15">{</text:p>
      <text:p text:style-name="P15"><text:tab/>"lunch_id": 2,</text:p>
      <text:p text:style-name="P15"><text:tab/>"lunch_name": "Torksfile",</text:p>
      <text:p text:style-name="P15"><text:tab/>"lunch_price": 59,</text:p>
      <text:p text:style-name="P15"><text:tab/>"lunch_date": "2020-02-25"</text:p>
      <text:p text:style-name="P15">}</text:p>
      <text:p text:style-name="P12"/>
      <text:p text:style-name="P1"><text:span text:style-name="T8">POST<text:tab/>-<text:tab/></text:span><text:a xlink:type="simple" xlink:href="http://antons-skafferi-api.herokuapp.com/lunches" text:style-name="Internet_20_link" text:visited-style-name="Visited_20_Internet_20_Link"><text:span text:style-name="T11">http://antons-skafferi-api.herokuapp.com/lunches</text:span></text:a><text:span text:style-name="T13"> </text:span></text:p>
      <text:p text:style-name="P4"/>
      <text:p text:style-name="P6"><text:span text:style-name="T7">Du skapar ett nytt lunches-objekt till </text:span><text:span text:style-name="T6">tabellen lunches. </text:span><text:span text:style-name="T7">Du får skicka med i din Header</text:span></text:p>
      <text:p text:style-name="P5"><text:soft-page-break/>{ Content-Type: application/json } och i din Body får du skicka med ett JSON-objekt, kom ihåg att databasen lägger in ID-nummer automatiskt så skicka inte med det.</text:p>
      <text:p text:style-name="P6"/>
      <text:p text:style-name="P16">{</text:p>
      <text:p text:style-name="P17"><text:span text:style-name="T15"><text:tab/>"lunch_name": "</text:span><text:span text:style-name="T16">Gädda med surkål</text:span><text:span text:style-name="T15">",</text:span></text:p>
      <text:p text:style-name="P16"><text:tab/>"lunch_price": <text:span text:style-name="T17">11</text:span>9,</text:p>
      <text:p text:style-name="P16"><text:tab/>"lunch_date": "2020-0<text:span text:style-name="T17">9</text:span>-25"</text:p>
      <text:p text:style-name="P16">}</text:p>
      <text:p text:style-name="P16"/>
      <text:p text:style-name="P16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9T14:55:49.479000000</meta:creation-date>
    <dc:date>2020-02-19T15:16:01.561000000</dc:date>
    <meta:editing-duration>PT9M26S</meta:editing-duration>
    <meta:editing-cycles>2</meta:editing-cycles>
    <meta:generator>LibreOffice/6.4.0.3$Windows_X86_64 LibreOffice_project/b0a288ab3d2d4774cb44b62f04d5d28733ac6df8</meta:generator>
    <meta:document-statistic meta:table-count="0" meta:image-count="0" meta:object-count="0" meta:page-count="2" meta:paragraph-count="44" meta:word-count="230" meta:character-count="1684" meta:non-whitespace-character-count="1373"/>
  </office:meta>
</office:document-meta>
</file>